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itecture « Jeu‑Cabinet » — BPM + Événements + Règles</text:h>
      <text:p text:style-name="Quotations"><text:span text:style-name="Strong_20_Emphasis">But</text:span> : offrir un noyau d’orchestration de processus (BPMN), un bus d’événements robuste, et une gouvernance de schémas pour des applications de jeu et de coordination (mobile/web), avec une pile locale reproductible.</text:p>
      <text:p text:style-name="Horizontal_20_Line"/>
      <text:h text:style-name="Heading_20_2" text:outline-level="2">1) Contexte &amp; objectifs</text:h>
      <text:list text:style-name="L1">
        <text:list-item>
          <text:p text:style-name="P1"><text:span text:style-name="Strong_20_Emphasis">Contexte</text:span> : expérimentation d’un stack moderne pour un jeu « cabinet » qui orchestre des négociations/situations. On veut :</text:p>
          <text:list>
            <text:list-item>
              <text:p text:style-name="P1"><text:span text:style-name="Strong_20_Emphasis">Orchestrer</text:span> des étapes métier (processus) ;</text:p>
            </text:list-item>
            <text:list-item>
              <text:p text:style-name="P1"><text:span text:style-name="Strong_20_Emphasis">Réagir</text:span> à des événements (Kafka) ;</text:p>
            </text:list-item>
            <text:list-item>
              <text:p text:style-name="P1"><text:span text:style-name="Strong_20_Emphasis">Gouverner</text:span> les schémas d’échange (Apicurio) ;</text:p>
            </text:list-item>
            <text:list-item>
              <text:p text:style-name="P1"><text:span text:style-name="Strong_20_Emphasis">Isoler</text:span> la logique de règles (rules‑service) ;</text:p>
            </text:list-item>
            <text:list-item>
              <text:p text:style-name="P1"><text:span text:style-name="Strong_20_Emphasis">Exposer</text:span> le tout proprement via un <text:span text:style-name="Strong_20_Emphasis">reverse‑proxy</text:span> (Traefik).</text:p>
            </text:list-item>
          </text:list>
        </text:list-item>
        <text:list-item>
          <text:p text:style-name="P1"><text:span text:style-name="Strong_20_Emphasis">Objectifs non‑fonctionnels (NFR)</text:span> :</text:p>
          <text:list>
            <text:list-item>
              <text:p text:style-name="P1"><text:span text:style-name="Strong_20_Emphasis">Couplage faible</text:span> (événements + API) ;</text:p>
            </text:list-item>
            <text:list-item>
              <text:p text:style-name="P1"><text:span text:style-name="Strong_20_Emphasis">Évolutivité</text:span> (services indépendants) ;</text:p>
            </text:list-item>
            <text:list-item>
              <text:p text:style-name="P1"><text:span text:style-name="Strong_20_Emphasis">Traçabilité/observabilité</text:span> (UI, healthchecks) ;</text:p>
            </text:list-item>
            <text:list-item>
              <text:p text:style-name="P1"><text:span text:style-name="Strong_20_Emphasis">Reproductibilité</text:span> (Docker Compose, versions) ;</text:p>
            </text:list-item>
            <text:list-item>
              <text:p text:style-name="P1"><text:span text:style-name="Strong_20_Emphasis">Portabilité</text:span> (local → cloud sans ré‑écrire).</text:p>
            </text:list-item>
          </text:list>
        </text:list-item>
      </text:list>
      <text:p text:style-name="Horizontal_20_Line"/>
      <text:h text:style-name="Heading_20_2" text:outline-level="2">2) Vue d’ensemble (C4 – System Context)</text:h>
      <text:p text:style-name="P2">[Client Web/Mobile]</text:p>
      <text:p text:style-name="P2">│ HTTP (Host: *.cabinet.localhost)</text:p>
      <text:p text:style-name="P2">▼</text:p>
      <text:p text:style-name="P2">[Traefik — :80/:8080]</text:p>
      <text:p text:style-name="P2">├──► [Camunda 7 — BPMN/DMN — :8080] ──► [Postgres — :5432]</text:p>
      <text:p text:style-name="P2">├──► [Apicurio Registry — :8080] ─────► [Kafka (KRaft) — :9092]</text:p>
      <text:p text:style-name="P2">├──► [Rules‑Service (Quarkus) — :8081] ─┘</text:p>
      <text:p text:style-name="Text_20_body">└──► [Kafka‑UI — :8080] (observabilité)</text:p>
      <text:list text:style-name="L2">
        <text:list-item>
          <text:p text:style-name="P3"><text:soft-page-break/><text:span text:style-name="Strong_20_Emphasis">Traefik</text:span> est la <text:span text:style-name="Strong_20_Emphasis">porte d’entrée</text:span> HTTP et le registre dynamique de routes.</text:p>
        </text:list-item>
        <text:list-item>
          <text:p text:style-name="P3"><text:span text:style-name="Strong_20_Emphasis">Camunda 7</text:span> orchestre les processus (BPMN) et table les décisions (DMN), persistant dans <text:span text:style-name="Strong_20_Emphasis">Postgres</text:span>.</text:p>
        </text:list-item>
        <text:list-item>
          <text:p text:style-name="P3"><text:span text:style-name="Strong_20_Emphasis">Kafka (KRaft)</text:span> est le <text:span text:style-name="Strong_20_Emphasis">backbone événementiel</text:span>.</text:p>
        </text:list-item>
        <text:list-item>
          <text:p text:style-name="P3"><text:span text:style-name="Strong_20_Emphasis">Apicurio Registry</text:span> fournit la <text:span text:style-name="Strong_20_Emphasis">gouvernance de schémas</text:span> (Avro/JSON/Protobuf) et persiste <text:span text:style-name="Strong_20_Emphasis">dans Kafka</text:span> (mode KafkaSQL) ⇒ zéro DB supplémentaire.</text:p>
        </text:list-item>
        <text:list-item>
          <text:p text:style-name="P3"><text:span text:style-name="Strong_20_Emphasis">Rules‑Service</text:span> externalise la <text:span text:style-name="Strong_20_Emphasis">logique de règles</text:span> (évolutive, testable, invocable par REST ou via événements).</text:p>
        </text:list-item>
        <text:list-item>
          <text:p text:style-name="P3"><text:span text:style-name="Strong_20_Emphasis">Kafka‑UI</text:span> donne la <text:span text:style-name="Strong_20_Emphasis">visibilité</text:span> (topics, groupes, messages).</text:p>
        </text:list-item>
      </text:list>
      <text:p text:style-name="Horizontal_20_Line"/>
      <text:h text:style-name="Heading_20_2" text:outline-level="2">3) Pourquoi ces composants ?</text:h>
      <text:h text:style-name="Heading_20_3" text:outline-level="3">3.1 Traefik (reverse‑proxy &amp; découverte)</text:h>
      <text:list text:style-name="L3">
        <text:list-item>
          <text:p text:style-name="P4"><text:span text:style-name="Strong_20_Emphasis">Pourquoi</text:span> : découverte auto via labels Docker, règles simples <text:span text:style-name="Source_20_Text">Host(...)</text:span>, dashboard intégré.</text:p>
        </text:list-item>
        <text:list-item>
          <text:p text:style-name="P4"><text:span text:style-name="Strong_20_Emphasis">Alternatives</text:span> : Nginx (plus manuel), Caddy (très simple mais moins riche en providers), Istio/Ingress (sur Kubernetes).</text:p>
        </text:list-item>
        <text:list-item>
          <text:p text:style-name="P4"><text:span text:style-name="Strong_20_Emphasis">Trade‑off</text:span> : Traefik simplifie en local, reste viable en prod (TLS, Let’s Encrypt, middlewares).</text:p>
        </text:list-item>
      </text:list>
      <text:h text:style-name="Heading_20_3" text:outline-level="3">3.2 Camunda 7 (BPMN/DMN)</text:h>
      <text:list text:style-name="L4">
        <text:list-item>
          <text:p text:style-name="P5"><text:span text:style-name="Strong_20_Emphasis">Pourquoi</text:span> : robuste, connu, REST simple, DMN inclus, image docker prête.</text:p>
        </text:list-item>
        <text:list-item>
          <text:p text:style-name="P5"><text:span text:style-name="Strong_20_Emphasis">Alternatives</text:span> : Camunda 8 (SaaS/self‑host Zeebe), Temporal.io, Flowable, JBPM.</text:p>
        </text:list-item>
        <text:list-item>
          <text:p text:style-name="P5"><text:span text:style-name="Strong_20_Emphasis">Trade‑off</text:span> : Camunda 7 = empreinte légère et contrôle local; Camunda 8 = scalabilité native et workers, mais infra plus lourde.</text:p>
        </text:list-item>
      </text:list>
      <text:h text:style-name="Heading_20_3" text:outline-level="3">3.3 Kafka (événements – KRaft single node)</text:h>
      <text:list text:style-name="L5">
        <text:list-item>
          <text:p text:style-name="P6"><text:span text:style-name="Strong_20_Emphasis">Pourquoi</text:span> : standard de facto pour l’async, replays, streams, scalabilité. KRaft évite ZooKeeper.</text:p>
        </text:list-item>
        <text:list-item>
          <text:p text:style-name="P6"><text:span text:style-name="Strong_20_Emphasis">Alternatives</text:span> : RabbitMQ (simple, AMQP), NATS (léger), Redpanda (Kafka‑compatible sans JVM).</text:p>
        </text:list-item>
        <text:list-item>
          <text:p text:style-name="P6"><text:span text:style-name="Strong_20_Emphasis">Trade‑off</text:span> : Kafka est « lourd », mais apporte la <text:span text:style-name="Strong_20_Emphasis">durabilité</text:span> et l’écosystème (Connect/Streams). En dev : un seul broker (facile) ; en prod : cluster 3+ brokers.</text:p>
        </text:list-item>
      </text:list>
      <text:h text:style-name="Heading_20_3" text:outline-level="3">3.4 Apicurio Registry (gouvernance de schémas)</text:h>
      <text:list text:style-name="L6">
        <text:list-item>
          <text:p text:style-name="P7"><text:span text:style-name="Strong_20_Emphasis">Pourquoi</text:span> : éviter la <text:span text:style-name="Emphasis">drift</text:span> de contrats, versionner les schémas, valider en prod. Mode <text:span text:style-name="Strong_20_Emphasis">KafkaSQL</text:span> = pas de DB dédiée.</text:p>
        </text:list-item>
        <text:list-item>
          <text:p text:style-name="P7"><text:soft-page-break/><text:span text:style-name="Strong_20_Emphasis">Alternatives</text:span> : Confluent Schema Registry (licensing), Red Hat Service Registry.</text:p>
        </text:list-item>
        <text:list-item>
          <text:p text:style-name="P7"><text:span text:style-name="Strong_20_Emphasis">Trade‑off</text:span> : Apicurio est open‑source pur, intégration simple avec Kafka, apte pour dev et prod.</text:p>
        </text:list-item>
      </text:list>
      <text:h text:style-name="Heading_20_3" text:outline-level="3">3.5 Rules‑Service (Quarkus)</text:h>
      <text:list text:style-name="L7">
        <text:list-item>
          <text:p text:style-name="P8"><text:span text:style-name="Strong_20_Emphasis">Pourquoi</text:span> : isoler les règles (Drools/Kogito ou logique métier) pour déploiement/CI ciblés.</text:p>
        </text:list-item>
        <text:list-item>
          <text:p text:style-name="P8"><text:span text:style-name="Strong_20_Emphasis">Alternatives</text:span> : règles <text:span text:style-name="Strong_20_Emphasis">in‑process</text:span> dans Camunda (scripts DMN/FEEL), ou microservice en Spring Boot.</text:p>
        </text:list-item>
        <text:list-item>
          <text:p text:style-name="P8"><text:span text:style-name="Strong_20_Emphasis">Trade‑off</text:span> : microservice dédié = <text:span text:style-name="Strong_20_Emphasis">indépendance</text:span> (scale, cycles de release, tests), au prix d’un hop réseau.</text:p>
        </text:list-item>
      </text:list>
      <text:h text:style-name="Heading_20_3" text:outline-level="3">3.6 Postgres (persistence Camunda)</text:h>
      <text:list text:style-name="L8">
        <text:list-item>
          <text:p text:style-name="P9"><text:span text:style-name="Strong_20_Emphasis">Pourquoi</text:span> : SGBD fiable, open‑source, support first‑class par Camunda.</text:p>
        </text:list-item>
        <text:list-item>
          <text:p text:style-name="P9"><text:span text:style-name="Strong_20_Emphasis">Alternatives</text:span> : MySQL/MariaDB (ok), CockroachDB (scalable mais plus complexe).</text:p>
        </text:list-item>
        <text:list-item>
          <text:p text:style-name="P9"><text:span text:style-name="Strong_20_Emphasis">Trade‑off</text:span> : Postgres est un bon « par défaut » avec tooling riche.</text:p>
        </text:list-item>
      </text:list>
      <text:h text:style-name="Heading_20_3" text:outline-level="3">3.7 Kafka‑UI (observabilité)</text:h>
      <text:list text:style-name="L9">
        <text:list-item>
          <text:p text:style-name="P10"><text:span text:style-name="Strong_20_Emphasis">Pourquoi</text:span> : feedback immédiat sur les topics et consumer groups, utile en dev et en run.</text:p>
        </text:list-item>
        <text:list-item>
          <text:p text:style-name="P10"><text:span text:style-name="Strong_20_Emphasis">Alternatives</text:span> : AKHQ, Conduktor (commercial).</text:p>
        </text:list-item>
        <text:list-item>
          <text:p text:style-name="P10"><text:span text:style-name="Strong_20_Emphasis">Trade‑off</text:span> : Kafka‑UI est léger et suffisant pour le besoin.</text:p>
        </text:list-item>
      </text:list>
      <text:p text:style-name="Horizontal_20_Line"/>
      <text:h text:style-name="Heading_20_2" text:outline-level="2">4) Flux clés (use‑cases techniques)</text:h>
      <text:list text:style-name="L10">
        <text:list-item>
          <text:p text:style-name="P11"><text:span text:style-name="Strong_20_Emphasis">Orchestration synchrone</text:span> (REST) :</text:p>
          <text:list>
            <text:list-item>
              <text:p text:style-name="P11">Front appelle <text:span text:style-name="Strong_20_Emphasis">Traefik</text:span> → route <text:span text:style-name="Strong_20_Emphasis">Camunda</text:span> <text:span text:style-name="Source_20_Text">/engine-rest/...</text:span> pour démarrer un processus.</text:p>
            </text:list-item>
            <text:list-item>
              <text:p text:style-name="P11">Camunda demande une <text:span text:style-name="Strong_20_Emphasis">décision DMN</text:span> locale ou appelle <text:span text:style-name="Strong_20_Emphasis">Rules‑Service</text:span>.</text:p>
            </text:list-item>
            <text:list-item>
              <text:p text:style-name="P11">Camunda persiste dans <text:span text:style-name="Strong_20_Emphasis">Postgres</text:span>.</text:p>
            </text:list-item>
          </text:list>
        </text:list-item>
        <text:list-item>
          <text:p text:style-name="P11"><text:span text:style-name="Strong_20_Emphasis">Chorégraphie asynchrone</text:span> (événements) :</text:p>
          <text:list>
            <text:list-item>
              <text:p text:style-name="P11">Un service publie <text:span text:style-name="Source_20_Text">event.X</text:span> sur <text:span text:style-name="Strong_20_Emphasis">Kafka</text:span>.</text:p>
            </text:list-item>
            <text:list-item>
              <text:p text:style-name="P11"><text:span text:style-name="Strong_20_Emphasis">Apicurio</text:span> valide les schémas côté producteurs/consommateurs (compatibilité).</text:p>
            </text:list-item>
            <text:list-item>
              <text:p text:style-name="P11"><text:span text:style-name="Strong_20_Emphasis">Rules‑Service</text:span> consomme, enrichit, republie <text:span text:style-name="Source_20_Text">event.Y</text:span>.</text:p>
            </text:list-item>
            <text:list-item>
              <text:p text:style-name="P11">Camunda réagit (message catch event) ou par un <text:span text:style-name="Strong_20_Emphasis">external worker</text:span>.</text:p>
            </text:list-item>
          </text:list>
        </text:list-item>
        <text:list-item>
          <text:p text:style-name="P11"><text:span text:style-name="Strong_20_Emphasis">Gouvernance de contrat</text:span> :</text:p>
          <text:list>
            <text:list-item>
              <text:p text:style-name="P11"><text:soft-page-break/>Schémas versionnés dans <text:span text:style-name="Strong_20_Emphasis">Apicurio</text:span> (groupe <text:span text:style-name="Source_20_Text">jeu‑cabinet</text:span>, noms <text:span text:style-name="Source_20_Text">event.*</text:span>).</text:p>
            </text:list-item>
            <text:list-item>
              <text:p text:style-name="P11">Pipelines CI refusent un déploiement si <text:span text:style-name="Strong_20_Emphasis">compatibilité</text:span> cassée.</text:p>
            </text:list-item>
          </text:list>
        </text:list-item>
      </text:list>
      <text:p text:style-name="Horizontal_20_Line"/>
      <text:h text:style-name="Heading_20_2" text:outline-level="2">5) Qualités architecturales recherchées</text:h>
      <text:list text:style-name="L11">
        <text:list-item>
          <text:p text:style-name="P12"><text:span text:style-name="Strong_20_Emphasis">Évolutivité organique</text:span> : ajouter un service = labels Traefik + éventuellement un topic Kafka.</text:p>
        </text:list-item>
        <text:list-item>
          <text:p text:style-name="P12"><text:span text:style-name="Strong_20_Emphasis">Résilience</text:span> : événements persistés (Kafka), processus compensatoires (BPMN), timeouts/retry côté services.</text:p>
        </text:list-item>
        <text:list-item>
          <text:p text:style-name="P12"><text:span text:style-name="Strong_20_Emphasis">Testabilité</text:span> : chaque service testable isolément (health, contracts), tests d’intégration dockerisés.</text:p>
        </text:list-item>
        <text:list-item>
          <text:p text:style-name="P12"><text:span text:style-name="Strong_20_Emphasis">Observabilité</text:span> : Kafka‑UI, healthchecks (<text:span text:style-name="Source_20_Text">/health</text:span>, <text:span text:style-name="Source_20_Text">/q/health</text:span>, <text:span text:style-name="Source_20_Text">/engine-rest/engine</text:span>), dashboard Traefik.</text:p>
        </text:list-item>
        <text:list-item>
          <text:p text:style-name="P12"><text:span text:style-name="Strong_20_Emphasis">Gouvernance</text:span> : Apicurio pour empêcher le « JSON sauvage » et les régressions de contrat.</text:p>
        </text:list-item>
      </text:list>
      <text:p text:style-name="Horizontal_20_Line"/>
      <text:h text:style-name="Heading_20_2" text:outline-level="2">6) Décisions d’architecture (ADRs condensées)</text:h>
      <text:list text:style-name="L12">
        <text:list-item>
          <text:p text:style-name="P13"><text:span text:style-name="Strong_20_Emphasis">ADR‑01</text:span> : <text:span text:style-name="Emphasis">Edge</text:span> HTTP = <text:span text:style-name="Strong_20_Emphasis">Traefik</text:span> (docker provider) — pour la découverte dynamique via labels et unifier l’entrée.</text:p>
        </text:list-item>
        <text:list-item>
          <text:p text:style-name="P13"><text:span text:style-name="Strong_20_Emphasis">ADR‑02</text:span> : <text:span text:style-name="Strong_20_Emphasis">Camunda 7</text:span> (et non 8) — empreinte légère, simplicité locale, DMN inclus.</text:p>
        </text:list-item>
        <text:list-item>
          <text:p text:style-name="P13"><text:span text:style-name="Strong_20_Emphasis">ADR‑03</text:span> : <text:span text:style-name="Strong_20_Emphasis">Kafka KRaft</text:span> 1 nœud en dev — minimal et sans ZooKeeper ; prod = 3+ nœuds.</text:p>
        </text:list-item>
        <text:list-item>
          <text:p text:style-name="P13"><text:span text:style-name="Strong_20_Emphasis">ADR‑04</text:span> : <text:span text:style-name="Strong_20_Emphasis">Apicurio en KafkaSQL</text:span> — pas de DB additionnelle, latences faibles, intégration native Kafka.</text:p>
        </text:list-item>
        <text:list-item>
          <text:p text:style-name="P13"><text:span text:style-name="Strong_20_Emphasis">ADR‑05</text:span> : <text:span text:style-name="Strong_20_Emphasis">Rules</text:span> en microservice (Quarkus) — séparation de préoccupations, scalabilité indépendante.</text:p>
        </text:list-item>
      </text:list>
      <text:p text:style-name="Horizontal_20_Line"/>
      <text:h text:style-name="Heading_20_2" text:outline-level="2">7) Exploitabilité &amp; Observabilité</text:h>
      <text:list text:style-name="L13">
        <text:list-item>
          <text:p text:style-name="P14"><text:span text:style-name="Strong_20_Emphasis">Healthchecks</text:span> alignés aux versions :</text:p>
          <text:list>
            <text:list-item>
              <text:p text:style-name="P14">Apicurio 2.6.x : <text:span text:style-name="Source_20_Text">/health/ready</text:span> (⚠ différent de 3.x <text:span text:style-name="Source_20_Text">/q/health/ready</text:span>).</text:p>
            </text:list-item>
            <text:list-item>
              <text:p text:style-name="P14">Camunda : <text:span text:style-name="Source_20_Text">/engine-rest/engine</text:span>.</text:p>
            </text:list-item>
            <text:list-item>
              <text:p text:style-name="P14">Rules‑Service (Quarkus) : <text:span text:style-name="Source_20_Text">/q/health</text:span>.</text:p>
            </text:list-item>
          </text:list>
        </text:list-item>
        <text:list-item>
          <text:p text:style-name="P14"><text:span text:style-name="Strong_20_Emphasis">Dashboards</text:span> :</text:p>
          <text:list>
            <text:list-item>
              <text:p text:style-name="P14">Traefik API : <text:span text:style-name="Source_20_Text">/api/http/routers</text:span>, <text:span text:style-name="Source_20_Text">/dashboard</text:span>.</text:p>
            </text:list-item>
            <text:list-item>
              <text:p text:style-name="P14"><text:soft-page-break/>Kafka‑UI : topics, consumers, offsets.</text:p>
            </text:list-item>
          </text:list>
        </text:list-item>
        <text:list-item>
          <text:p text:style-name="P14"><text:span text:style-name="Strong_20_Emphasis">Logs</text:span> :</text:p>
          <text:list>
            <text:list-item>
              <text:p text:style-name="P14">Centraliser via <text:span text:style-name="Source_20_Text">docker compose logs -f &lt;svc&gt;</text:span> en dev ; envisager Loki/ELK plus tard.</text:p>
            </text:list-item>
          </text:list>
        </text:list-item>
      </text:list>
      <text:p text:style-name="Horizontal_20_Line"/>
      <text:h text:style-name="Heading_20_2" text:outline-level="2">8) Sécurité (base → prod)</text:h>
      <text:list text:style-name="L14">
        <text:list-item>
          <text:p text:style-name="P15"><text:span text:style-name="Strong_20_Emphasis">Local/dev</text:span> : HTTP simple, secrets <text:span text:style-name="Source_20_Text">.env</text:span>, réseaux docker isolés.</text:p>
        </text:list-item>
        <text:list-item>
          <text:p text:style-name="P15"><text:span text:style-name="Strong_20_Emphasis">À prévoir en prod</text:span> :</text:p>
          <text:list>
            <text:list-item>
              <text:p text:style-name="P15"><text:span text:style-name="Strong_20_Emphasis">TLS</text:span> partout (Traefik Let’s Encrypt ou certificats internes),</text:p>
            </text:list-item>
            <text:list-item>
              <text:p text:style-name="P15">AuthN/AuthZ pour <text:span text:style-name="Strong_20_Emphasis">Kafka‑UI</text:span>, <text:span text:style-name="Strong_20_Emphasis">Apicurio</text:span>, <text:span text:style-name="Strong_20_Emphasis">Camunda</text:span> (OIDC Keycloak/Entra),</text:p>
            </text:list-item>
            <text:list-item>
              <text:p text:style-name="P15">Secrets hors repo (Vault, Docker secrets),</text:p>
            </text:list-item>
            <text:list-item>
              <text:p text:style-name="P15">Réseau : entrées publiques minimales, pare‑feu, mTLS inter‑services si besoin,</text:p>
            </text:list-item>
            <text:list-item>
              <text:p text:style-name="P15">Sauvegardes Postgres, rétention Kafka, politique de DLQ.</text:p>
            </text:list-item>
          </text:list>
        </text:list-item>
      </text:list>
      <text:p text:style-name="Horizontal_20_Line"/>
      <text:h text:style-name="Heading_20_2" text:outline-level="2">9) Stratégie d’évolution</text:h>
      <text:list text:style-name="L15">
        <text:list-item>
          <text:p text:style-name="P16"><text:span text:style-name="Strong_20_Emphasis">Scale‑out</text:span> : séparer les nœuds (Kafka 3+, Postgres HA, Traefik répliqué derrière un LB).</text:p>
        </text:list-item>
        <text:list-item>
          <text:p text:style-name="P16"><text:span text:style-name="Strong_20_Emphasis">Contrats</text:span> : introduire du <text:span text:style-name="Strong_20_Emphasis">contract‑testing</text:span> (Pact) et des pipelines de compatibilité Apicurio.</text:p>
        </text:list-item>
        <text:list-item>
          <text:p text:style-name="P16"><text:span text:style-name="Strong_20_Emphasis">Règles</text:span> : brancher Drools/Kogito dans <text:span text:style-name="Source_20_Text">rules‑service</text:span> + DMN partagés.</text:p>
        </text:list-item>
        <text:list-item>
          <text:p text:style-name="P16"><text:span text:style-name="Strong_20_Emphasis">Camunda</text:span> : workers externes pour tâches longues, et BPMN « saga » pour les compensations.</text:p>
        </text:list-item>
        <text:list-item>
          <text:p text:style-name="P16"><text:span text:style-name="Strong_20_Emphasis">Tracing</text:span> : OpenTelemetry (traces + metrics) pour corréler BPMN ↔ événements ↔ règles.</text:p>
        </text:list-item>
      </text:list>
      <text:p text:style-name="Horizontal_20_Line"/>
      <text:h text:style-name="Heading_20_2" text:outline-level="2">10) Runbook (résolution de pannes typiques)</text:h>
      <text:list text:style-name="L16">
        <text:list-item>
          <text:p text:style-name="P17"><text:span text:style-name="Strong_20_Emphasis">Route Traefik manquante</text:span> : vérifier que le service cible est <text:span text:style-name="Strong_20_Emphasis">healthy</text:span> et que <text:span text:style-name="Source_20_Text">traefik.enable=true</text:span> + bon <text:span text:style-name="Source_20_Text">Host(...)</text:span> + même réseau <text:span text:style-name="Source_20_Text">stack</text:span>.</text:p>
        </text:list-item>
        <text:list-item>
          <text:p text:style-name="P17"><text:span text:style-name="Strong_20_Emphasis">Apicurio KO</text:span> : vérifier Kafka up, health endpoint correct (2.6.x : <text:span text:style-name="Source_20_Text">/health/ready</text:span>), et installer <text:span text:style-name="Source_20_Text">curl</text:span> si healthcheck l’exige.</text:p>
        </text:list-item>
        <text:list-item>
          <text:p text:style-name="P17"><text:span text:style-name="Strong_20_Emphasis">Kafka muet</text:span> : vérifier <text:span text:style-name="Source_20_Text">CLUSTER_ID</text:span>, listeners, DNS <text:span text:style-name="Source_20_Text">kafka</text:span> dans le réseau, observer via Kafka‑UI.</text:p>
        </text:list-item>
        <text:list-item>
          <text:p text:style-name="P17"><text:soft-page-break/><text:span text:style-name="Strong_20_Emphasis">Camunda sans DB</text:span> : contrôler <text:span text:style-name="Source_20_Text">init-tools</text:span> (JDBC présent), variables DB, et l’état de Postgres.</text:p>
        </text:list-item>
      </text:list>
      <text:p text:style-name="Horizontal_20_Line"/>
      <text:h text:style-name="Heading_20_2" text:outline-level="2">11) Annexes (endpoints utiles)</text:h>
      <text:list text:style-name="L17">
        <text:list-item>
          <text:p text:style-name="P18"><text:span text:style-name="Strong_20_Emphasis">Traefik API</text:span> : <text:span text:style-name="Source_20_Text">GET :8080/api/http/routers</text:span>, <text:span text:style-name="Source_20_Text">GET :8080/api/providers</text:span>.</text:p>
        </text:list-item>
        <text:list-item>
          <text:p text:style-name="P18"><text:span text:style-name="Strong_20_Emphasis">Kafka‑UI</text:span> : <text:span text:style-name="Source_20_Text">http://kafka.cabinet.localhost/</text:span></text:p>
        </text:list-item>
        <text:list-item>
          <text:p text:style-name="P18"><text:span text:style-name="Strong_20_Emphasis">Apicurio 2.6.x</text:span> : <text:span text:style-name="Source_20_Text">GET /health/ready</text:span>, <text:span text:style-name="Source_20_Text">GET /apis/registry/v2/groups</text:span></text:p>
        </text:list-item>
        <text:list-item>
          <text:p text:style-name="P18"><text:span text:style-name="Strong_20_Emphasis">Camunda</text:span> : <text:span text:style-name="Source_20_Text">GET /engine-rest/engine</text:span>, UI web selon image (<text:span text:style-name="Source_20_Text">/camunda/</text:span>).</text:p>
        </text:list-item>
      </text:list>
      <text:p text:style-name="Horizontal_20_Line"/>
      <text:p text:style-name="Text_20_body"><text:span text:style-name="Strong_20_Emphasis">Résumé</text:span> : cette architecture combine <text:span text:style-name="Strong_20_Emphasis">orchestration</text:span> (Camunda), <text:span text:style-name="Strong_20_Emphasis">événements</text:span> (Kafka) et <text:span text:style-name="Strong_20_Emphasis">gouvernance</text:span> (Apicurio) sous un <text:span text:style-name="Strong_20_Emphasis">edge</text:span> unifié (Traefik). Elle favorise l’itération rapide, la séparation des responsabilités et la montée en charge progressive, tout en gardant des garde‑fous sur la qualité des contrats et l’observabilité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37:33.459820092</meta:creation-date>
    <meta:generator>LibreOffice/24.2.7.2$Linux_X86_64 LibreOffice_project/420$Build-2</meta:generator>
    <dc:date>2025-11-09T08:58:53.158615053</dc:date>
    <meta:editing-duration>P2DT19H3M31S</meta:editing-duration>
    <meta:editing-cycles>1</meta:editing-cycles>
    <meta:document-statistic meta:table-count="0" meta:image-count="0" meta:object-count="0" meta:page-count="6" meta:paragraph-count="119" meta:word-count="1194" meta:character-count="7970" meta:non-whitespace-character-count="6969"/>
  </office:meta>
</office:document-meta>
</file>